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219c" officeooo:paragraph-rsid="000b5db8" style:font-weight-asian="bold" style:font-weight-complex="bold"/>
    </style:style>
    <style:style style:name="P2" style:family="paragraph" style:parent-style-name="Standard">
      <style:text-properties officeooo:rsid="001045d9" officeooo:paragraph-rsid="001045d9"/>
    </style:style>
    <style:style style:name="P3" style:family="paragraph" style:parent-style-name="Standard">
      <style:text-properties officeooo:rsid="0011bf84" officeooo:paragraph-rsid="0011bf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5db8" style:font-weight-asian="bold" style:font-weight-complex="bold"/>
    </style:style>
    <style:style style:name="T3" style:family="text">
      <style:text-properties fo:font-weight="bold" officeooo:rsid="0011bf8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/text:p>
      <text:p text:style-name="P2"><text:span text:style-name="T2">1. </text:span><text:span text:style-name="T1">i created a text file named “text.txt” for reading the string by thread1 which is given by command line argument.</text:span></text:p>
      <text:p text:style-name="P2"><text:span text:style-name="T1"/></text:p>
      <text:p text:style-name="P2"><text:span text:style-name="T3">i. i created 2 thread, one for reading file word by word and it will replace the word by</text:span></text:p>
      <text:p text:style-name="P2"><text:span text:style-name="T3"><text:tab/>if it is matching with command line argument string.</text:span></text:p>
      <text:p text:style-name="P3"><text:span text:style-name="T1">ii. thread2 will compare and reverse the word if it is matching.</text:span></text:p>
      <text:p text:style-name="P3"><text:span text:style-name="T1"/></text:p>
      <text:p text:style-name="P3"><text:span text:style-name="T1">Compilation : Success</text:span></text:p>
      <text:p text:style-name="P3"><text:span text:style-name="T1">TEST: FAILED.(SIGUSR2 error during execution)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6:11:41.119346753</meta:creation-date>
    <dc:date>2018-11-23T17:34:06.538601223</dc:date>
    <meta:editing-duration>PT55M2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69" meta:character-count="390" meta:non-whitespace-character-count="323"/>
  </office:meta>
</office:document-meta>
</file>